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cm" fo:border="none" style:writing-mode="page"/>
    </style:style>
    <style:style style:name="Tabela4.A3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6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6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16" style:family="table-cell">
      <style:table-cell-properties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B16" style:family="table-cell">
      <style:table-cell-properties fo:background-color="transparent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officeooo:paragraph-rsid="001292c9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292c9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36b2a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7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9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30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2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3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4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P39" style:family="paragraph" style:parent-style-name="Standard">
      <style:text-properties style:font-name="Times New Roman" fo:font-size="12pt" officeooo:rsid="00361c76" officeooo:paragraph-rsid="00361c76" style:font-size-asian="12pt" style:font-size-complex="12pt"/>
    </style:style>
    <style:style style:name="P40" style:family="paragraph" style:parent-style-name="Standard">
      <style:text-properties style:font-name="Times New Roman" fo:font-size="12pt" officeooo:rsid="0037308b" officeooo:paragraph-rsid="0037308b" style:font-size-asian="12pt" style:font-size-complex="12pt"/>
    </style:style>
    <style:style style:name="P41" style:family="paragraph" style:parent-style-name="Standard">
      <style:text-properties style:font-name="Times New Roman"/>
    </style:style>
    <style:style style:name="P42" style:family="paragraph" style:parent-style-name="Standard">
      <style:paragraph-properties fo:line-height="115%"/>
      <style:text-properties style:font-name="Times New Roman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3740b8" officeooo:paragraph-rsid="003740b8"/>
    </style:style>
    <style:style style:name="P44" style:family="paragraph" style:parent-style-name="Table_20_Contents">
      <style:text-properties style:font-name="Times New Roman"/>
    </style:style>
    <style:style style:name="P45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7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T6" style:family="text">
      <style:text-properties officeooo:rsid="0016ee3d"/>
    </style:style>
    <style:style style:name="T7" style:family="text">
      <style:text-properties officeooo:rsid="00190f79"/>
    </style:style>
    <style:style style:name="T8" style:family="text">
      <style:text-properties fo:font-style="normal" officeooo:rsid="00190f79" style:font-style-asian="normal"/>
    </style:style>
    <style:style style:name="T9" style:family="text">
      <style:text-properties officeooo:rsid="0030873e"/>
    </style:style>
    <style:style style:name="T10" style:family="text">
      <style:text-properties officeooo:rsid="003053b5"/>
    </style:style>
    <style:style style:name="T11" style:family="text">
      <style:text-properties fo:font-style="normal" fo:font-weight="normal" officeooo:rsid="003740b8" style:font-style-asian="normal" style:font-weight-asian="normal"/>
    </style:style>
    <style:style style:name="T12" style:family="text">
      <style:text-properties fo:font-style="normal" officeooo:rsid="003ae183" style:font-style-asian="normal"/>
    </style:style>
    <style:style style:name="T13" style:family="text">
      <style:text-properties officeooo:rsid="003ae183"/>
    </style:style>
    <style:style style:name="T14" style:family="text">
      <style:text-properties fo:font-style="normal" fo:font-weight="normal" officeooo:rsid="003a8cbe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<text:span text:style-name="T2">private int nivel;</text:span></text:p>
          </table:table-cell>
          <table:table-cell table:style-name="Tabela1.B2" office:value-type="string">
            <text:p text:style-name="P5">self.nivel</text:p>
          </table:table-cell>
        </table:table-row>
        <table:table-row>
          <table:table-cell table:style-name="Tabela1.A2" office:value-type="string">
            <text:p text:style-name="P4"><text:span text:style-name="T2">private int forca;</text:span></text:p>
          </table:table-cell>
          <table:table-cell table:style-name="Tabela1.B2" office:value-type="string">
            <text:p text:style-name="P5">self.forca</text:p>
          </table:table-cell>
        </table:table-row>
        <table:table-row>
          <table:table-cell table:style-name="Tabela1.A2" office:value-type="string">
            <text:p text:style-name="P4"><text:span text:style-name="T2">private int inteligencia;</text:span></text:p>
          </table:table-cell>
          <table:table-cell table:style-name="Tabela1.B2" office:value-type="string">
            <text:p text:style-name="P5">self.inteligencia</text:p>
          </table:table-cell>
        </table:table-row>
        <table:table-row>
          <table:table-cell table:style-name="Tabela1.A2" office:value-type="string">
            <text:p text:style-name="P4"><text:span text:style-name="T2">private int base_player = 50;</text:span></text:p>
          </table:table-cell>
          <table:table-cell table:style-name="Tabela1.B2" office:value-type="string">
            <text:p text:style-name="P5">self.base_player = 50</text:p>
          </table:table-cell>
        </table:table-row>
        <table:table-row>
          <table:table-cell table:style-name="Tabela1.A2" office:value-type="string">
            <text:p text:style-name="P6"><text:span text:style-name="T3">private int estaminaBase;</text:span></text:p>
          </table:table-cell>
          <table:table-cell table:style-name="Tabela1.B2" office:value-type="string">
            <text:p text:style-name="P5">self.estaminaBase</text:p>
          </table:table-cell>
        </table:table-row>
        <table:table-row>
          <table:table-cell table:style-name="Tabela1.A2" office:value-type="string">
            <text:p text:style-name="P7"><text:span text:style-name="T3">private int estamina;</text:span></text:p>
          </table:table-cell>
          <table:table-cell table:style-name="Tabela1.B2" office:value-type="string">
            <text:p text:style-name="P8">self.estamina</text:p>
          </table:table-cell>
        </table:table-row>
        <table:table-row>
          <table:table-cell table:style-name="Tabela1.A2" office:value-type="string">
            <text:p text:style-name="P7"><text:span text:style-name="T3">private int manaBase;</text:span></text:p>
          </table:table-cell>
          <table:table-cell table:style-name="Tabela1.B2" office:value-type="string">
            <text:p text:style-name="P8">self.manaBase</text:p>
          </table:table-cell>
        </table:table-row>
        <table:table-row>
          <table:table-cell table:style-name="Tabela1.A2" office:value-type="string">
            <text:p text:style-name="P7"><text:span text:style-name="T3">private int mana;</text:span></text:p>
          </table:table-cell>
          <table:table-cell table:style-name="Tabela1.B2" office:value-type="string">
            <text:p text:style-name="P8">self.mana</text:p>
          </table:table-cell>
        </table:table-row>
      </table:table>
      <text:p text:style-name="P1"/>
      <text:p text:style-name="P9"/>
      <text:p text:style-name="P10">Métodos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Java</text:p>
          </table:table-cell>
          <table:table-cell table:style-name="Tabela2.A1" office:value-type="string">
            <text:p text:style-name="P11">Python</text:p>
          </table:table-cell>
        </table:table-row>
        <table:table-row>
          <table:table-cell table:style-name="Tabela2.A2" office:value-type="string">
            <text:p text:style-name="P12"><text:span text:style-name="T4">public int setAtributos(int valor)</text:span></text:p>
          </table:table-cell>
          <table:table-cell table:style-name="Tabela2.B2" office:value-type="string">
            <text:p text:style-name="P13">setAtributos(self, valor)</text:p>
          </table:table-cell>
        </table:table-row>
        <table:table-row>
          <table:table-cell table:style-name="Tabela2.A1" office:value-type="string">
            <text:p text:style-name="P14">Função usada para configurar setEstaminaBase e setManaBase, não é usada para outras finalidades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2"><text:span text:style-name="T4">public void setEstaminaBase()</text:span></text:p>
          </table:table-cell>
          <table:table-cell table:style-name="Tabela2.B2" office:value-type="string">
            <text:p text:style-name="P13">setEstaminaBase(self)</text:p>
          </table:table-cell>
        </table:table-row>
        <table:table-row>
          <table:table-cell table:style-name="Tabela2.A5" office:value-type="string">
            <text:p text:style-name="P16"><text:span text:style-name="T5">public int getEstaminaBase()</text:span></text:p>
          </table:table-cell>
          <table:table-cell table:style-name="Tabela2.B5" office:value-type="string">
            <text:p text:style-name="P13">getEstaminaBase(self<text:span text:style-name="T6">)</text:span></text:p>
          </table:table-cell>
        </table:table-row>
        <table:table-row>
          <table:table-cell table:style-name="Tabela2.A1" office:value-type="string">
            <text:p text:style-name="P17">EstaminaBase é configurada de acordo com a forca, por isso não pede parâmetro.</text:p>
          </table:table-cell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2"><text:span text:style-name="T4">public void setEstamina(int valor)</text:span></text:p>
          </table:table-cell>
          <table:table-cell table:style-name="Tabela2.B2" office:value-type="string">
            <text:p text:style-name="P13">setEstamina(self, estamina)</text:p>
          </table:table-cell>
        </table:table-row>
        <table:table-row>
          <table:table-cell table:style-name="Tabela2.A5" office:value-type="string">
            <text:p text:style-name="P19"><text:span text:style-name="T4">public int getEstamina()</text:span></text:p>
          </table:table-cell>
          <table:table-cell table:style-name="Tabela2.B5" office:value-type="string">
            <text:p text:style-name="P20">getEstamina(self)</text:p>
          </table:table-cell>
        </table:table-row>
        <table:table-row>
          <table:table-cell table:style-name="Tabela2.A1" office:value-type="string">
            <text:p text:style-name="P15"/>
            <text:p text:style-name="P15"/>
            <text:p text:style-name="P15"/>
          </table:table-cell>
          <table:table-cell table:style-name="Tabela2.A1" office:value-type="string">
            <text:p text:style-name="P15"/>
          </table:table-cell>
        </table:table-row>
        <text:soft-page-break/>
        <table:table-row>
          <table:table-cell table:style-name="Tabela2.A2" office:value-type="string">
            <text:p text:style-name="P19"><text:span text:style-name="T4">public void setManaBase()</text:span></text:p>
          </table:table-cell>
          <table:table-cell table:style-name="Tabela2.B2" office:value-type="string">
            <text:p text:style-name="P21">setManaBase(self)</text:p>
          </table:table-cell>
        </table:table-row>
        <table:table-row>
          <table:table-cell table:style-name="Tabela2.A5" office:value-type="string">
            <text:p text:style-name="P19"><text:span text:style-name="T4">public int getManaBase()</text:span></text:p>
          </table:table-cell>
          <table:table-cell table:style-name="Tabela2.B5" office:value-type="string">
            <text:p text:style-name="P21">getManaBase(self)</text:p>
          </table:table-cell>
        </table:table-row>
        <table:table-row>
          <table:table-cell table:style-name="Tabela2.A1" office:value-type="string">
            <text:p text:style-name="P22">ManaBase é configurada de acordo com a inteligenci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setMana(int </text:span>valor<text:span text:style-name="T4">)</text:span></text:p>
          </table:table-cell>
          <table:table-cell table:style-name="Tabela2.B2" office:value-type="string">
            <text:p text:style-name="P21">setMana(self, mana<text:span text:style-name="T7">)</text:span></text:p>
          </table:table-cell>
        </table:table-row>
        <table:table-row>
          <table:table-cell table:style-name="Tabela2.A5" office:value-type="string">
            <text:p text:style-name="P19"><text:span text:style-name="T4">public int getMana(</text:span><text:span text:style-name="T8">)</text:span></text:p>
          </table:table-cell>
          <table:table-cell table:style-name="Tabela2.B5" office:value-type="string">
            <text:p text:style-name="P21">getMa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setNivel(int nivel)</text:span></text:p>
          </table:table-cell>
          <table:table-cell table:style-name="Tabela2.B2" office:value-type="string">
            <text:p text:style-name="P21">setNivel(self, nivel)</text:p>
          </table:table-cell>
        </table:table-row>
        <table:table-row>
          <table:table-cell table:style-name="Tabela2.A5" office:value-type="string">
            <text:p text:style-name="P23"><text:span text:style-name="T4">public int getNivel()</text:span></text:p>
          </table:table-cell>
          <table:table-cell table:style-name="Tabela2.B5" office:value-type="string">
            <text:p text:style-name="P24">getNivel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5">void setForca(int forca)</text:p>
          </table:table-cell>
          <table:table-cell table:style-name="Tabela2.B2" office:value-type="string">
            <text:p text:style-name="P20">setForca(self, valor)</text:p>
          </table:table-cell>
        </table:table-row>
        <table:table-row>
          <table:table-cell table:style-name="Tabela2.A5" office:value-type="string">
            <text:p text:style-name="P26">public int getForca()</text:p>
          </table:table-cell>
          <table:table-cell table:style-name="Tabela2.B5" office:value-type="string">
            <text:p text:style-name="P20">getForc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void setInteligencia(int inteligencia)</text:p>
          </table:table-cell>
          <table:table-cell table:style-name="Tabela2.B2" office:value-type="string">
            <text:p text:style-name="P21">setInteligencia(self, valor)</text:p>
          </table:table-cell>
        </table:table-row>
        <table:table-row>
          <table:table-cell table:style-name="Tabela2.A5" office:value-type="string">
            <text:p text:style-name="P19"><text:span text:style-name="T4">public int getInteligencia()</text:span></text:p>
          </table:table-cell>
          <table:table-cell table:style-name="Tabela2.B5" office:value-type="string">
            <text:p text:style-name="P21">getInteligencia(self):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</table:table>
      <text:p text:style-name="P10"/>
      <text:p text:style-name="P27">Para testar a Classe atributosBasicos é preciso apenas testar os métodos que pedem parâmetros, no caso dos “Sets”, e dar print nos gets. Interessante fazer pelo menos 3 interações com cada método testável. </text:p>
      <text:p text:style-name="P28"/>
      <text:p text:style-name="P29"/>
      <text:p text:style-name="P30">Class PosicaoBase</text:p>
      <text:p text:style-name="P29"/>
      <text:p text:style-name="P29"/>
      <text:p text:style-name="P31">pxBase, px, pyBase, py --- metodos set e get Básicos.</text:p>
      <text:p text:style-name="P31"/>
      <text:p text:style-name="P32">Classe até o momento bem simple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<text:soft-page-break/>Classe XpBase</text:p>
      <text:p text:style-name="P33"/>
      <text:p text:style-name="P34">Construtores:</text:p>
      <text:p text:style-name="P33"/>
      <text:p text:style-name="P33"><text:tab/>public XpBase() - java apenas</text:p>
      <text:p text:style-name="P33"><text:tab/>public XpBase(int … xpTotal, <text:span text:style-name="T9">nivel</text:span>)</text:p>
      <text:p text:style-name="P33"/>
      <text:p text:style-name="P35">Atributos:</text:p>
      <text:p text:style-name="P33"/>
      <text:p text:style-name="P36"><text:tab/>private int xpTotal;<text:line-break/><text:tab/>private int xpProximoNivel;<text:line-break/><text:tab/>private int xpGanha;<text:line-break/><text:tab/>private int xpBase = <text:span text:style-name="T10">3</text:span>00; // base para toda xp – <text:span text:style-name="T10">não configurável </text:span><text:line-break/><text:tab/>private int nivel;<text:tab/></text:p>
      <text:p text:style-name="P33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37">Java</text:p>
          </table:table-cell>
          <table:table-cell table:style-name="Tabela3.A1" office:value-type="string">
            <text:p text:style-name="P37">Python</text:p>
          </table:table-cell>
        </table:table-row>
        <table:table-row>
          <table:table-cell table:style-name="Tabela3.A2" office:value-type="string">
            <text:p text:style-name="P19"><text:span text:style-name="T4">public void </text:span><text:span text:style-name="T4">setXpTotal</text:span><text:span text:style-name="T4">(</text:span><text:span text:style-name="T4">int </text:span><text:span text:style-name="T4">valor)</text:span></text:p>
          </table:table-cell>
          <table:table-cell table:style-name="Tabela3.B2" office:value-type="string">
            <text:p text:style-name="P21">setXpTotal(self, valor)</text:p>
          </table:table-cell>
        </table:table-row>
        <table:table-row>
          <table:table-cell table:style-name="Tabela3.A3" office:value-type="string">
            <text:p text:style-name="P19"><text:span text:style-name="T4">public int </text:span><text:span text:style-name="T4">getXpTotal</text:span><text:span text:style-name="T4">()</text:span></text:p>
          </table:table-cell>
          <table:table-cell table:style-name="Tabela3.B3" office:value-type="string">
            <text:p text:style-name="P21">getXpTotal(self)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9"><text:span text:style-name="T4">public void </text:span><text:span text:style-name="T4">setXpProximoNivel</text:span><text:span text:style-name="T4">()</text:span></text:p>
          </table:table-cell>
          <table:table-cell table:style-name="Tabela3.B2" office:value-type="string">
            <text:p text:style-name="P21">setXpProximoNivel(self)</text:p>
          </table:table-cell>
        </table:table-row>
        <table:table-row>
          <table:table-cell table:style-name="Tabela3.A3" office:value-type="string">
            <text:p text:style-name="P19"><text:span text:style-name="T4">public int </text:span><text:span text:style-name="T4">getXpProximoNivel</text:span><text:span text:style-name="T4">()</text:span></text:p>
          </table:table-cell>
          <table:table-cell table:style-name="Tabela3.B3" office:value-type="string">
            <text:p text:style-name="P21">getXpProximoNivel(self)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9"><text:span text:style-name="T4">public int </text:span><text:span text:style-name="T4">setXpGanha</text:span><text:span text:style-name="T4">(</text:span><text:span text:style-name="T4">int </text:span><text:span text:style-name="T4">xp)</text:span></text:p>
          </table:table-cell>
          <table:table-cell table:style-name="Tabela3.B2" office:value-type="string">
            <text:p text:style-name="P21">def setXpGanha(self, xp)</text:p>
          </table:table-cell>
        </table:table-row>
        <table:table-row>
          <table:table-cell table:style-name="Tabela3.A3" office:value-type="string">
            <text:p text:style-name="P19"><text:span text:style-name="T4">public int </text:span><text:span text:style-name="T4">getXpGanha</text:span><text:span text:style-name="T4">()</text:span></text:p>
          </table:table-cell>
          <table:table-cell table:style-name="Tabela3.B3" office:value-type="string">
            <text:p text:style-name="P21">getXpGanha(self)</text:p>
          </table:table-cell>
        </table:table-row>
        <table:table-row>
          <table:table-cell table:style-name="Tabela3.A1" office:value-type="string">
            <text:p text:style-name="P38">Método get retorna 0 se não passou de nível, e 1 se passou de nível, mesmo para python.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<text:soft-page-break/>Classe PersonagemBase</text:p>
      <text:p text:style-name="P39"/>
      <text:p text:style-name="P39">Construtores:</text:p>
      <text:p text:style-name="P39"/>
      <text:p text:style-name="P39"><text:tab/>public PersonagemBase() --- java apenas</text:p>
      <text:p text:style-name="P39"><text:tab/>public Personagem base( AtributosBasicos atributos ) jaba e python</text:p>
      <text:p text:style-name="P39"/>
      <text:p text:style-name="P40">Atributos:</text:p>
      <text:p text:style-name="P41"/>
      <text:p text:style-name="P42"><text:tab/>private AtributosBasicos atributos;<text:line-break/><text:tab/>private PosicaoBase posicao;<text:line-break/><text:tab/>private XpBase xp;</text:p>
      <text:p text:style-name="P41"/>
      <text:p text:style-name="P41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43">Java</text:p>
          </table:table-cell>
          <table:table-cell table:style-name="Tabela4.A1" office:value-type="string">
            <text:p text:style-name="P43">Python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2">public void </text:span><text:span text:style-name="T2">set</text:span><text:span text:style-name="T11">Atributos</text:span><text:span text:style-name="T2">Nivel</text:span><text:span text:style-name="T2">()</text:span></text:p>
          </table:table-cell>
          <table:table-cell table:style-name="Tabela4.B3" office:value-type="string">
            <text:p text:style-name="P46">setAtributosNivel(self)</text:p>
          </table:table-cell>
        </table:table-row>
        <table:table-row>
          <table:table-cell table:style-name="Tabela4.A4" office:value-type="string">
            <text:p text:style-name="P45"><text:span text:style-name="T2">public int </text:span><text:span text:style-name="T2">getAtributosNivel</text:span><text:span text:style-name="T2">()</text:span></text:p>
          </table:table-cell>
          <table:table-cell table:style-name="Tabela4.B4" office:value-type="string">
            <text:p text:style-name="P46">getAtributos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47"><text:span text:style-name="T4">public int </text:span><text:span text:style-name="T4">getAtributosEstaminaBase</text:span><text:span text:style-name="T4">()</text:span></text:p>
          </table:table-cell>
          <table:table-cell table:style-name="Tabela4.B6" office:value-type="string">
            <text:p text:style-name="P48">getAtributosEstamina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2">public void </text:span><text:span text:style-name="T2">setAtributosEstamina</text:span><text:span text:style-name="T2">(</text:span><text:span text:style-name="T2">int </text:span><text:span text:style-name="T2">valor)</text:span></text:p>
          </table:table-cell>
          <table:table-cell table:style-name="Tabela4.B3" office:value-type="string">
            <text:p text:style-name="P46">setAtributosEstamina(self, valor)</text:p>
          </table:table-cell>
        </table:table-row>
        <table:table-row>
          <table:table-cell table:style-name="Tabela4.A4" office:value-type="string">
            <text:p text:style-name="P45"><text:span text:style-name="T2">public int </text:span><text:span text:style-name="T2">getAtributosEstaminaBase</text:span><text:span text:style-name="T2">()</text:span></text:p>
          </table:table-cell>
          <table:table-cell table:style-name="Tabela4.B4" office:value-type="string">
            <text:p text:style-name="P46">getAtributosEstamin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47"><text:span text:style-name="T4">public int </text:span><text:span text:style-name="T4">getAtributos</text:span><text:span text:style-name="T12">Mana</text:span><text:span text:style-name="T4">Base</text:span><text:span text:style-name="T4">()</text:span></text:p>
          </table:table-cell>
          <table:table-cell table:style-name="Tabela4.B6" office:value-type="string">
            <text:p text:style-name="P48">getAtributos<text:span text:style-name="T13">Mana</text:span>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2">public void </text:span><text:span text:style-name="T2">setAtributos</text:span><text:span text:style-name="T14">Mana</text:span><text:span text:style-name="T2">(</text:span><text:span text:style-name="T2">int </text:span><text:span text:style-name="T2">valor)</text:span></text:p>
          </table:table-cell>
          <table:table-cell table:style-name="Tabela4.B3" office:value-type="string">
            <text:p text:style-name="P46">setAtributosMana(self, valor)</text:p>
          </table:table-cell>
        </table:table-row>
        <table:table-row>
          <table:table-cell table:style-name="Tabela4.A4" office:value-type="string">
            <text:p text:style-name="P45"><text:span text:style-name="T2">public int </text:span><text:span text:style-name="T2">getAtributos</text:span><text:span text:style-name="T14">Mana</text:span><text:span text:style-name="T2">()</text:span></text:p>
          </table:table-cell>
          <table:table-cell table:style-name="Tabela4.B4" office:value-type="string">
            <text:p text:style-name="P46">getAtributosMan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6" office:value-type="string">
            <text:p text:style-name="P47"><text:span text:style-name="T4">public void </text:span><text:span text:style-name="T4">setAtributosForca</text:span><text:span text:style-name="T4">(</text:span><text:span text:style-name="T4">int </text:span><text:span text:style-name="T4">valor)</text:span></text:p>
          </table:table-cell>
          <table:table-cell table:style-name="Tabela4.B16" office:value-type="string">
            <text:p text:style-name="P48">setAtributosForca(self, valor)</text:p>
          </table:table-cell>
        </table:table-row>
        <table:table-row>
          <table:table-cell table:style-name="Tabela4.A4" office:value-type="string">
            <text:p text:style-name="P47"><text:span text:style-name="T4">public int </text:span><text:span text:style-name="T4">getAtributosForca</text:span><text:span text:style-name="T4">()</text:span></text:p>
          </table:table-cell>
          <table:table-cell table:style-name="Tabela4.B4" office:value-type="string">
            <text:p text:style-name="P48">getAtributosForc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2">public void </text:span><text:span text:style-name="T2">setAtributosInteligencia</text:span><text:span text:style-name="T2">(</text:span><text:span text:style-name="T2">int </text:span><text:span text:style-name="T2">valor)</text:span></text:p>
          </table:table-cell>
          <table:table-cell table:style-name="Tabela4.B3" office:value-type="string">
            <text:p text:style-name="P46">setAtributosInteligencia(self, valor)</text:p>
          </table:table-cell>
        </table:table-row>
        <table:table-row>
          <table:table-cell table:style-name="Tabela4.A4" office:value-type="string">
            <text:p text:style-name="P45"><text:span text:style-name="T2">public int </text:span><text:span text:style-name="T2">getAtributosInteligencia</text:span><text:span text:style-name="T2">()</text:span></text:p>
          </table:table-cell>
          <table:table-cell table:style-name="Tabela4.B4" office:value-type="string">
            <text:p text:style-name="P46">getAtributosInteligenci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ext:soft-page-break/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</table:table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6T15:10:32.756645800</dc:date>
    <meta:editing-duration>P1DT10H6M15S</meta:editing-duration>
    <meta:editing-cycles>38</meta:editing-cycles>
    <meta:generator>LibreOffice/25.2.2.2$Windows_X86_64 LibreOffice_project/7370d4be9e3cf6031a51beef54ff3bda878e3fac</meta:generator>
    <meta:document-statistic meta:table-count="4" meta:image-count="0" meta:object-count="0" meta:page-count="5" meta:paragraph-count="116" meta:word-count="389" meta:character-count="3404" meta:non-whitespace-character-count="3112"/>
  </office:meta>
</office:document-meta>
</file>